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7pt" style:text-underline-style="none" fo:font-weight="bold" officeooo:rsid="001f3ee5" officeooo:paragraph-rsid="001f3ee5"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12" style:family="paragraph" style:parent-style-name="Standard">
      <style:text-properties officeooo:paragraph-rsid="00275928"/>
    </style:style>
    <style:style style:name="P13" style:family="paragraph" style:parent-style-name="Standard">
      <style:text-properties officeooo:paragraph-rsid="002a35b9"/>
    </style:style>
    <style:style style:name="P14" style:family="paragraph" style:parent-style-name="Standard">
      <style:text-properties officeooo:paragraph-rsid="002d5b50"/>
    </style:style>
    <style:style style:name="P15" style:family="paragraph" style:parent-style-name="Standard">
      <style:text-properties officeooo:paragraph-rsid="002e3faa"/>
    </style:style>
    <style:style style:name="P16" style:family="paragraph" style:parent-style-name="Standard">
      <style:text-properties officeooo:paragraph-rsid="002e6d7d"/>
    </style:style>
    <style:style style:name="P17" style:family="paragraph" style:parent-style-name="Standard">
      <style:text-properties officeooo:paragraph-rsid="002f0399"/>
    </style:style>
    <style:style style:name="P18" style:family="paragraph" style:parent-style-name="Standard">
      <style:text-properties officeooo:paragraph-rsid="002fb046"/>
    </style:style>
    <style:style style:name="P19" style:family="paragraph" style:parent-style-name="Standard">
      <style:text-properties officeooo:paragraph-rsid="0030fb8c"/>
    </style:style>
    <style:style style:name="P20" style:family="paragraph" style:parent-style-name="Standard">
      <style:text-properties officeooo:paragraph-rsid="0034a200"/>
    </style:style>
    <style:style style:name="P21" style:family="paragraph" style:parent-style-name="Standard">
      <style:text-properties officeooo:rsid="00351578" officeooo:paragraph-rsid="00351578"/>
    </style:style>
    <style:style style:name="P22" style:family="paragraph" style:parent-style-name="Standard">
      <style:text-properties officeooo:paragraph-rsid="00351578"/>
    </style:style>
    <style:style style:name="P23" style:family="paragraph" style:parent-style-name="Standard">
      <style:text-properties fo:font-style="normal" officeooo:rsid="00351578" officeooo:paragraph-rsid="00351578" style:font-style-asian="normal" style:font-style-complex="normal"/>
    </style:style>
    <style:style style:name="P24" style:family="paragraph" style:parent-style-name="Standard">
      <style:text-properties fo:font-style="normal" officeooo:rsid="00364945" officeooo:paragraph-rsid="00364945" style:font-style-asian="normal" style:font-style-complex="normal"/>
    </style:style>
    <style:style style:name="P25" style:family="paragraph" style:parent-style-name="Standard">
      <style:text-properties fo:font-style="normal" officeooo:rsid="0036cb12" officeooo:paragraph-rsid="0036cb12" style:font-style-asian="normal" style:font-style-complex="normal"/>
    </style:style>
    <style:style style:name="P26" style:family="paragraph" style:parent-style-name="Standard">
      <style:text-properties fo:font-style="normal" officeooo:rsid="0038ac9a" officeooo:paragraph-rsid="0038ac9a" style:font-style-asian="normal" style:font-style-complex="normal"/>
    </style:style>
    <style:style style:name="P27" style:family="paragraph" style:parent-style-name="Standard">
      <style:paragraph-properties fo:text-align="justify" style:justify-single-word="false"/>
      <style:text-properties fo:font-style="normal" officeooo:rsid="0038ac9a" officeooo:paragraph-rsid="0038ac9a" style:font-style-asian="normal" style:font-style-complex="normal"/>
    </style:style>
    <style:style style:name="P28" style:family="paragraph" style:parent-style-name="Standard">
      <style:text-properties officeooo:paragraph-rsid="0038ac9a"/>
    </style:style>
    <style:style style:name="P29"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30"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31"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32"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33"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34"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35"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36"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37"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38"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39"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40"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41"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42"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43"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44"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45"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46"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47"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48"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49"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50"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51"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52"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53"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54"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55"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56"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57"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58"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59"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60"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61"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62"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63"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64"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65"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66"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67"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68"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69" style:family="paragraph" style:parent-style-name="Standard">
      <style:text-properties fo:font-style="italic" officeooo:rsid="00351578" officeooo:paragraph-rsid="00351578" style:font-style-asian="italic" style:font-style-complex="italic"/>
    </style:style>
    <style:style style:name="P70" style:family="paragraph" style:parent-style-name="Standard">
      <style:text-properties fo:font-style="italic" officeooo:rsid="00364945" officeooo:paragraph-rsid="00364945" style:font-style-asian="italic" style:font-style-complex="italic"/>
    </style:style>
    <style:style style:name="P71" style:family="paragraph" style:parent-style-name="Standard">
      <style:text-properties fo:font-style="normal" fo:font-weight="normal" officeooo:rsid="0038ac9a" officeooo:paragraph-rsid="0038ac9a" style:font-style-asian="normal" style:font-weight-asian="normal" style:font-style-complex="normal" style:font-weight-complex="normal"/>
    </style:style>
    <style:style style:name="P72" style:family="paragraph" style:parent-style-name="Standard">
      <style:text-properties fo:font-style="normal" fo:font-weight="normal" officeooo:rsid="003aeee3" officeooo:paragraph-rsid="003aeee3" style:font-style-asian="normal" style:font-weight-asian="normal" style:font-style-complex="normal" style:font-weight-complex="normal"/>
    </style:style>
    <style:style style:name="P73" style:family="paragraph" style:parent-style-name="Standard" style:list-style-name="L1">
      <style:text-properties fo:font-style="normal" fo:font-weight="normal" officeooo:rsid="003aeee3" officeooo:paragraph-rsid="003aeee3" style:font-style-asian="normal" style:font-weight-asian="normal" style:font-style-complex="normal" style:font-weight-complex="normal"/>
    </style:style>
    <style:style style:name="P74" style:family="paragraph" style:parent-style-name="Standard">
      <style:text-properties fo:font-style="normal" fo:font-weight="normal" officeooo:rsid="003af4f6" officeooo:paragraph-rsid="003af4f6" style:font-style-asian="normal" style:font-weight-asian="normal" style:font-style-complex="normal" style:font-weight-complex="normal"/>
    </style:style>
    <style:style style:name="P75" style:family="paragraph" style:parent-style-name="Standard">
      <style:text-properties fo:font-style="normal" officeooo:rsid="0038ac9a" officeooo:paragraph-rsid="0038ac9a" style:font-style-asian="normal" style:font-style-complex="normal"/>
    </style:style>
    <style:style style:name="P76" style:family="paragraph" style:parent-style-name="Standard">
      <style:text-properties fo:font-style="normal" officeooo:rsid="003aeee3" officeooo:paragraph-rsid="003aeee3" style:font-style-asian="normal" style:font-style-complex="normal"/>
    </style:style>
    <style:style style:name="P77" style:family="paragraph" style:parent-style-name="Standard">
      <style:text-properties fo:font-style="normal" style:text-underline-style="none" fo:font-weight="normal" officeooo:rsid="003af4f6" officeooo:paragraph-rsid="003af4f6" style:font-style-asian="normal" style:font-weight-asian="normal" style:font-style-complex="normal" style:font-weight-complex="normal"/>
    </style:style>
    <style:style style:name="P78"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51578" style:font-style-asian="normal" style:font-style-complex="normal"/>
    </style:style>
    <style:style style:name="T20" style:family="text">
      <style:text-properties fo:font-style="normal" officeooo:rsid="0038ac9a" style:font-style-asian="normal" style:font-style-complex="normal"/>
    </style:style>
    <style:style style:name="T21" style:family="text">
      <style:text-properties fo:color="#c586c0" loext:opacity="100%" style:font-name="Consolas" fo:font-size="10.5pt" fo:font-weight="normal" fo:background-color="#1e1e1e" loext:char-shading-value="0"/>
    </style:style>
    <style:style style:name="T22" style:family="text">
      <style:text-properties fo:color="#d4d4d4" loext:opacity="100%" style:font-name="Consolas" fo:font-size="10.5pt" fo:font-weight="normal" fo:background-color="#1e1e1e" loext:char-shading-value="0"/>
    </style:style>
    <style:style style:name="T23" style:family="text">
      <style:text-properties fo:color="#d4d4d4" loext:opacity="100%" style:font-name="Consolas" fo:font-size="10.5pt" fo:font-weight="normal" officeooo:rsid="00351578" fo:background-color="#1e1e1e" loext:char-shading-value="0"/>
    </style:style>
    <style:style style:name="T24" style:family="text">
      <style:text-properties fo:color="#569cd6" loext:opacity="100%" style:font-name="Consolas" fo:font-size="10.5pt" fo:font-weight="normal" fo:background-color="#1e1e1e" loext:char-shading-value="0"/>
    </style:style>
    <style:style style:name="T25" style:family="text">
      <style:text-properties officeooo:rsid="00364945"/>
    </style:style>
    <style:style style:name="T26" style:family="text">
      <style:text-properties fo:font-weight="bold" style:font-weight-asian="bold" style:font-weight-complex="bold"/>
    </style:style>
    <style:style style:name="T27" style:family="text">
      <style:text-properties fo:font-size="8pt" fo:font-style="italic" style:font-size-asian="8pt" style:font-style-asian="italic" style:font-size-complex="8pt" style:font-style-complex="italic"/>
    </style:style>
    <style:style style:name="T28" style:family="text">
      <style:text-properties fo:font-weight="normal" style:font-weight-asian="normal" style:font-weight-complex="normal"/>
    </style:style>
    <style:style style:name="T29" style:family="text">
      <style:text-properties officeooo:rsid="0038ac9a"/>
    </style:style>
    <style:style style:name="T30" style:family="text">
      <style:text-properties fo:color="#dcdcaa" loext:opacity="100%" style:font-name="Consolas" fo:font-size="10.5pt" fo:font-weight="normal" fo:background-color="#1e1e1e" loext:char-shading-value="0"/>
    </style:style>
    <style:style style:name="T31" style:family="text">
      <style:text-properties fo:color="#b5cea8" loext:opacity="100%" style:font-name="Consolas" fo:font-size="10.5pt" fo:font-weight="normal" fo:background-color="#1e1e1e" loext:char-shading-value="0"/>
    </style:style>
    <style:style style:name="T32" style:family="text">
      <style:text-properties fo:color="#9cdcfe" loext:opacity="100%" style:font-name="Consolas" fo:font-size="10.5pt" fo:font-weight="normal" fo:background-color="#1e1e1e" loext:char-shading-value="0"/>
    </style:style>
    <style:style style:name="T33" style:family="text">
      <style:text-properties style:text-underline-style="solid" style:text-underline-width="auto" style:text-underline-color="font-color"/>
    </style:style>
    <style:style style:name="T3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e de Proyecto SimpleSem</text:p>
      <text:p text:style-name="P1"/>
      <text:p text:style-name="P3">Alumnos</text:p>
      <text:p text:style-name="P2">. Iarlori, Federico</text:p>
      <text:p text:style-name="P2">. Quiruga, Lucian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a)</text:p>
      <text:p text:style-name="P6"/>
      <table:table table:name="Tabla1" table:style-name="Tabla1">
        <table:table-column table:style-name="Tabla1.A"/>
        <table:table-column table:style-name="Tabla1.B"/>
        <table:table-column table:style-name="Tabla1.C"/>
        <table:table-row table:style-name="TableLine2045927544960">
          <table:table-cell table:style-name="Tabla1.A1" office:value-type="string">
            <table:table table:name="Tabla2" table:style-name="Tabla2">
              <table:table-column table:style-name="Tabla2.A"/>
              <table:table-row table:style-name="Tabla2.1">
                <table:table-cell table:style-name="Tabla2.A1" office:value-type="string">
                  <text:p text:style-name="P57">INST de A</text:p>
                </table:table-cell>
              </table:table-row>
              <table:table-row table:style-name="TableLine2045927535712">
                <table:table-cell table:style-name="Tabla2.A3" office:value-type="string">
                  <text:p text:style-name="P33">ref a VT_A</text:p>
                </table:table-cell>
              </table:table-row>
              <table:table-row table:style-name="TableLine2045927544144">
                <table:table-cell table:style-name="Tabla2.A3" office:value-type="string">
                  <text:p text:style-name="P33">int v1</text:p>
                </table:table-cell>
              </table:table-row>
              <table:table-row table:style-name="TableLine2045927539248">
                <table:table-cell table:style-name="Tabla2.A4" office:value-type="string">
                  <text:p text:style-name="P33">int v2</text:p>
                </table:table-cell>
              </table:table-row>
            </table:table>
            <text:p text:style-name="P29"/>
          </table:table-cell>
          <table:table-cell table:style-name="Tabla1.A1" office:value-type="string">
            <text:p text:style-name="P29"/>
          </table:table-cell>
          <table:table-cell table:style-name="Tabla1.A1" office:value-type="string">
            <table:table table:name="Tabla3" table:style-name="Tabla3">
              <table:table-column table:style-name="Tabla3.A"/>
              <table:table-row table:style-name="Tabla3.1">
                <table:table-cell table:style-name="Tabla3.A1" office:value-type="string">
                  <text:p text:style-name="P57">VT de A</text:p>
                </table:table-cell>
              </table:table-row>
              <table:table-row table:style-name="TableLine2045927532720">
                <table:table-cell table:style-name="Tabla3.A4" office:value-type="string">
                  <text:p text:style-name="P37"><draw:line text:anchor-type="paragraph" draw:z-index="0" draw:name="Forma1" draw:style-name="gr1" draw:text-style-name="P78" svg:x1="-1.637cm" svg:y1="0.279cm" svg:x2="-0.122cm" svg:y2="0.279cm"><text:p/></draw:line>ref a init() (en A)</text:p>
                </table:table-cell>
              </table:table-row>
              <table:table-row table:style-name="TableLine2045927533808">
                <table:table-cell table:style-name="Tabla3.A4" office:value-type="string">
                  <text:p text:style-name="P37">ref a m1() (en A)</text:p>
                </table:table-cell>
              </table:table-row>
              <table:table-row table:style-name="TableLine2045927540608">
                <table:table-cell table:style-name="Tabla3.A4" office:value-type="string">
                  <text:p text:style-name="P37">ref a m2(<text:span text:style-name="T1">int x, int y</text:span>) (en A)</text:p>
                </table:table-cell>
              </table:table-row>
            </table:table>
            <text:p text:style-name="P29"/>
          </table:table-cell>
        </table:table-row>
      </table:table>
      <text:p text:style-name="P7"/>
      <text:p text:style-name="P7"/>
      <table:table table:name="Tabla4" table:style-name="Tabla4">
        <table:table-column table:style-name="Tabla4.A"/>
        <table:table-row table:style-name="Tabla4.1">
          <table:table-cell table:style-name="Tabla4.A1" office:value-type="string">
            <text:p text:style-name="P61">RA de init() de A</text:p>
          </table:table-cell>
        </table:table-row>
        <table:table-row table:style-name="TableLine2045927560192">
          <table:table-cell table:style-name="Tabla4.A3" office:value-type="string">
            <text:p text:style-name="P40">Ptro. de Retorno: &lt;dirección_de_memoria_C_para_PC&gt;</text:p>
          </table:table-cell>
        </table:table-row>
        <table:table-row table:style-name="TableLine2045927554208">
          <table:table-cell table:style-name="Tabla4.A3" office:value-type="string">
            <text:p text:style-name="P40">Enlace Dinámico: &lt;<text:span text:style-name="T2">dirección_de_memoria_D_que_referencia_a_la_base_del_RA_de_unidad_llamadora</text:span>&gt;</text:p>
          </table:table-cell>
        </table:table-row>
        <table:table-row table:style-name="TableLine2045927550400">
          <table:table-cell table:style-name="Tabla4.A4" office:value-type="string">
            <text:p text:style-name="P40">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12"/>
      <text:p text:style-name="P13"/>
      <table:table table:name="Tabla5" table:style-name="Tabla5">
        <table:table-column table:style-name="Tabla5.A"/>
        <table:table-row table:style-name="Tabla5.1">
          <table:table-cell table:style-name="Tabla5.A1" office:value-type="string">
            <text:p text:style-name="P62">RA de <text:span text:style-name="T4">m1</text:span>() de A</text:p>
          </table:table-cell>
        </table:table-row>
        <table:table-row table:style-name="TableLine2045927563456">
          <table:table-cell table:style-name="Tabla5.A3" office:value-type="string">
            <text:p text:style-name="P41">Ptro. de Retorno: &lt;dirección_de_memoria_C_para_PC&gt;</text:p>
          </table:table-cell>
        </table:table-row>
        <table:table-row table:style-name="TableLine2045927553664">
          <table:table-cell table:style-name="Tabla5.A3" office:value-type="string">
            <text:p text:style-name="P41">Enlace Dinámico: &lt;<text:span text:style-name="T2">dirección_de_memoria_D_que_referencia_a_la_base_del_RA_de_unidad_llamadora</text:span>&gt;</text:p>
          </table:table-cell>
        </table:table-row>
        <table:table-row table:style-name="TableLine2045927553936">
          <table:table-cell table:style-name="Tabla5.A5" office:value-type="string">
            <text:p text:style-name="P41">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2045927554752">
          <table:table-cell table:style-name="Tabla5.A5" office:value-type="string">
            <text:p text:style-name="P48"><text:span text:style-name="T6">variable</text:span><text:span text:style-name="T5"> local </text:span>i: #<text:span text:style-name="T5">V</text:span>alor</text:p>
          </table:table-cell>
        </table:table-row>
      </table:table>
      <text:p text:style-name="P13"/>
      <text:p text:style-name="P14"/>
      <table:table table:name="Tabla6" table:style-name="Tabla6">
        <table:table-column table:style-name="Tabla6.A"/>
        <table:table-row table:style-name="Tabla6.1">
          <table:table-cell table:style-name="Tabla6.A1" office:value-type="string">
            <text:p text:style-name="P63">RA de <text:span text:style-name="T4">m</text:span><text:span text:style-name="T6">2</text:span>(<text:span text:style-name="T8">int x, int y</text:span>) de A</text:p>
          </table:table-cell>
        </table:table-row>
        <table:table-row table:style-name="TableLine2045927547952">
          <table:table-cell table:style-name="Tabla6.A3" office:value-type="string">
            <text:p text:style-name="P42">Ptro. de Retorno: &lt;dirección_de_memoria_C_para_PC&gt;</text:p>
          </table:table-cell>
        </table:table-row>
        <table:table-row table:style-name="TableLine2045927561824">
          <table:table-cell table:style-name="Tabla6.A3" office:value-type="string">
            <text:p text:style-name="P42">Enlace Dinámico: &lt;<text:span text:style-name="T2">dirección_de_memoria_D_que_referencia_a_la_base_del_RA_de_unidad_llamadora</text:span>&gt;</text:p>
          </table:table-cell>
        </table:table-row>
        <table:table-row table:style-name="TableLine2045927563184">
          <table:table-cell table:style-name="Tabla6.A5" office:value-type="string">
            <text:p text:style-name="P42">this: <text:span text:style-name="T2">ref a INST de A, </text:span><text:span text:style-name="T6">B o C</text:span></text:p>
          </table:table-cell>
        </table:table-row>
        <table:table-row table:style-name="TableLine2045927555296">
          <table:table-cell table:style-name="Tabla6.A5" office:value-type="string">
            <text:p text:style-name="P49"><text:span text:style-name="T6">parámetro formal x</text:span>: #<text:span text:style-name="T5">V</text:span>alor</text:p>
          </table:table-cell>
        </table:table-row>
        <table:table-row table:style-name="TableLine2045927550672">
          <table:table-cell table:style-name="Tabla6.A6" office:value-type="string">
            <text:p text:style-name="P50">parámetro formal y: #Valor</text:p>
          </table:table-cell>
        </table:table-row>
      </table:table>
      <text:p text:style-name="P14"/>
      <text:p text:style-name="P14"/>
      <text:p text:style-name="P14"/>
      <text:p text:style-name="P14"/>
      <text:p text:style-name="P14"/>
      <text:p text:style-name="P8"/>
      <table:table table:name="Tabla7" table:style-name="Tabla7">
        <table:table-column table:style-name="Tabla7.A"/>
        <table:table-column table:style-name="Tabla7.B"/>
        <table:table-column table:style-name="Tabla7.C"/>
        <text:soft-page-break/>
        <table:table-row table:style-name="TableLine2045927553120">
          <table:table-cell table:style-name="Tabla7.A1" office:value-type="string">
            <table:table table:name="Tabla8" table:style-name="Tabla8">
              <table:table-column table:style-name="Tabla8.A"/>
              <table:table-row table:style-name="Tabla8.1">
                <table:table-cell table:style-name="Tabla8.A1" office:value-type="string">
                  <text:p text:style-name="P58">INST de <text:span text:style-name="T7">B</text:span></text:p>
                </table:table-cell>
              </table:table-row>
              <table:table-row table:style-name="TableLine2045927555024">
                <table:table-cell table:style-name="Tabla8.A3" office:value-type="string">
                  <text:p text:style-name="P34"><draw:line text:anchor-type="paragraph" draw:z-index="1" draw:name="Forma1_0" draw:style-name="gr1" draw:text-style-name="P78" svg:x1="6.119cm" svg:y1="0.327cm" svg:x2="7.634cm" svg:y2="0.327cm"><text:p/></draw:line>ref a VT_<text:span text:style-name="T7">B</text:span></text:p>
                </table:table-cell>
              </table:table-row>
              <table:table-row table:style-name="TableLine2045927564272">
                <table:table-cell table:style-name="Tabla8.A3" office:value-type="string">
                  <text:p text:style-name="P34">int v1</text:p>
                </table:table-cell>
              </table:table-row>
              <table:table-row table:style-name="TableLine2045927549856">
                <table:table-cell table:style-name="Tabla8.A4" office:value-type="string">
                  <text:p text:style-name="P34">int v2</text:p>
                </table:table-cell>
              </table:table-row>
              <table:table-row table:style-name="TableLine2045927561008">
                <table:table-cell table:style-name="Tabla8.A5" office:value-type="string">
                  <text:p text:style-name="P51">int max</text:p>
                </table:table-cell>
              </table:table-row>
            </table:table>
            <text:p text:style-name="P30"/>
          </table:table-cell>
          <table:table-cell table:style-name="Tabla7.A1" office:value-type="string">
            <text:p text:style-name="P30"/>
          </table:table-cell>
          <table:table-cell table:style-name="Tabla7.A1" office:value-type="string">
            <table:table table:name="Tabla9" table:style-name="Tabla9">
              <table:table-column table:style-name="Tabla9.A"/>
              <table:table-row table:style-name="Tabla9.1">
                <table:table-cell table:style-name="Tabla9.A1" office:value-type="string">
                  <text:p text:style-name="P58">VT de <text:span text:style-name="T7">B</text:span></text:p>
                </table:table-cell>
              </table:table-row>
              <table:table-row table:style-name="TableLine2045927561280">
                <table:table-cell table:style-name="Tabla9.A4" office:value-type="string">
                  <text:p text:style-name="P38">ref a init() (en <text:span text:style-name="T8">B</text:span>)<text:span text:style-name="T8">(redefinición)</text:span></text:p>
                </table:table-cell>
              </table:table-row>
              <table:table-row table:style-name="TableLine2045927557200">
                <table:table-cell table:style-name="Tabla9.A4" office:value-type="string">
                  <text:p text:style-name="P38">ref a m1() (en A)<text:span text:style-name="T8">(herencia)</text:span></text:p>
                </table:table-cell>
              </table:table-row>
              <table:table-row table:style-name="TableLine2045927557472">
                <table:table-cell table:style-name="Tabla9.A4" office:value-type="string">
                  <text:p text:style-name="P38">ref a m2(<text:span text:style-name="T1">int x, int y</text:span>) (en A)<text:span text:style-name="T8">(herencia)</text:span></text:p>
                </table:table-cell>
              </table:table-row>
              <table:table-row table:style-name="TableLine2045927557744">
                <table:table-cell table:style-name="Tabla9.A5" office:value-type="string">
                  <text:p text:style-name="P51">ref a m2(int x) (en B)(sobrecarga)</text:p>
                </table:table-cell>
              </table:table-row>
            </table:table>
            <text:p text:style-name="P30"/>
          </table:table-cell>
        </table:table-row>
      </table:table>
      <text:p text:style-name="P8"/>
      <text:p text:style-name="P8"/>
      <table:table table:name="Tabla10" table:style-name="Tabla10">
        <table:table-column table:style-name="Tabla10.A"/>
        <table:table-row table:style-name="Tabla10.1">
          <table:table-cell table:style-name="Tabla10.A1" office:value-type="string">
            <text:p text:style-name="P64">RA de init() de <text:span text:style-name="T8">B</text:span></text:p>
          </table:table-cell>
        </table:table-row>
        <table:table-row table:style-name="TableLine2045927564000">
          <table:table-cell table:style-name="Tabla10.A3" office:value-type="string">
            <text:p text:style-name="P43">Ptro. de Retorno: &lt;dirección_de_memoria_C_para_PC&gt;</text:p>
          </table:table-cell>
        </table:table-row>
        <table:table-row table:style-name="TableLine2045927550128">
          <table:table-cell table:style-name="Tabla10.A3" office:value-type="string">
            <text:p text:style-name="P43">Enlace Dinámico: &lt;<text:span text:style-name="T2">dirección_de_memoria_D_que_referencia_a_la_base_del_RA_de_unidad_llamadora</text:span>&gt;</text:p>
          </table:table-cell>
        </table:table-row>
        <table:table-row table:style-name="TableLine2045927559920">
          <table:table-cell table:style-name="Tabla10.A4" office:value-type="string">
            <text:p text:style-name="P43">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15"/>
      <text:p text:style-name="P15"/>
      <table:table table:name="Tabla11" table:style-name="Tabla11">
        <table:table-column table:style-name="Tabla11.A"/>
        <table:table-row table:style-name="Tabla11.1">
          <table:table-cell table:style-name="Tabla11.A1" office:value-type="string">
            <text:p text:style-name="P64">RA de <text:span text:style-name="T4">m1</text:span>() de A</text:p>
          </table:table-cell>
        </table:table-row>
        <table:table-row table:style-name="TableLine2045927552032">
          <table:table-cell table:style-name="Tabla11.A2" office:value-type="string">
            <text:p text:style-name="P51">(definido en A)</text:p>
          </table:table-cell>
        </table:table-row>
      </table:table>
      <text:p text:style-name="P15"/>
      <text:p text:style-name="P18"/>
      <table:table table:name="Tabla12" table:style-name="Tabla12">
        <table:table-column table:style-name="Tabla12.A"/>
        <table:table-row table:style-name="Tabla12.1">
          <table:table-cell table:style-name="Tabla12.A1" office:value-type="string">
            <text:p text:style-name="P64">RA de <text:span text:style-name="T4">m</text:span><text:span text:style-name="T6">2</text:span>(<text:span text:style-name="T8">int x, int y</text:span>) de <text:span text:style-name="T8">A</text:span></text:p>
          </table:table-cell>
        </table:table-row>
        <table:table-row table:style-name="TableLine2045927577056">
          <table:table-cell table:style-name="Tabla12.A2" office:value-type="string">
            <text:p text:style-name="P51">(definido en A)</text:p>
          </table:table-cell>
        </table:table-row>
      </table:table>
      <text:p text:style-name="P15"/>
      <text:p text:style-name="P16"/>
      <table:table table:name="Tabla13" table:style-name="Tabla13">
        <table:table-column table:style-name="Tabla13.A"/>
        <table:table-row table:style-name="Tabla13.1">
          <table:table-cell table:style-name="Tabla13.A1" office:value-type="string">
            <text:p text:style-name="P65">RA de <text:span text:style-name="T8">m2</text:span>(<text:span text:style-name="T8">int x</text:span>) de <text:span text:style-name="T8">B</text:span></text:p>
          </table:table-cell>
        </table:table-row>
        <table:table-row table:style-name="TableLine2045927565632">
          <table:table-cell table:style-name="Tabla13.A3" office:value-type="string">
            <text:p text:style-name="P44">Ptro. de Retorno: &lt;dirección_de_memoria_C_para_PC&gt;</text:p>
          </table:table-cell>
        </table:table-row>
        <table:table-row table:style-name="TableLine2045927566992">
          <table:table-cell table:style-name="Tabla13.A3" office:value-type="string">
            <text:p text:style-name="P44">Enlace Dinámico: &lt;<text:span text:style-name="T2">dirección_de_memoria_D_que_referencia_a_la_base_del_RA_de_unidad_llamadora</text:span>&gt;</text:p>
          </table:table-cell>
        </table:table-row>
        <table:table-row table:style-name="TableLine2045927578688">
          <table:table-cell table:style-name="Tabla13.A5" office:value-type="string">
            <text:p text:style-name="P44">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2045927568624">
          <table:table-cell table:style-name="Tabla13.A5" office:value-type="string">
            <text:p text:style-name="P53">parámetro formal x: #Valor</text:p>
          </table:table-cell>
        </table:table-row>
      </table:table>
      <text:p text:style-name="P16"/>
      <text:p text:style-name="P16"/>
      <text:p text:style-name="P16"/>
      <text:p text:style-name="P16"/>
      <text:p text:style-name="P16"/>
      <text:p text:style-name="P16"/>
      <text:p text:style-name="P16"/>
      <text:p text:style-name="P16"/>
      <text:p text:style-name="P9"/>
      <table:table table:name="Tabla14" table:style-name="Tabla14">
        <table:table-column table:style-name="Tabla14.A"/>
        <table:table-column table:style-name="Tabla14.B"/>
        <table:table-column table:style-name="Tabla14.C"/>
        <text:soft-page-break/>
        <table:table-row table:style-name="TableLine2045927575424">
          <table:table-cell table:style-name="Tabla14.A1" office:value-type="string">
            <table:table table:name="Tabla15" table:style-name="Tabla15">
              <table:table-column table:style-name="Tabla15.A"/>
              <table:table-row table:style-name="Tabla15.1">
                <table:table-cell table:style-name="Tabla15.A1" office:value-type="string">
                  <text:p text:style-name="P59">INST de <text:span text:style-name="T9">C</text:span></text:p>
                </table:table-cell>
              </table:table-row>
              <table:table-row table:style-name="TableLine2045927578416">
                <table:table-cell table:style-name="Tabla15.A3" office:value-type="string">
                  <text:p text:style-name="P35"><draw:line text:anchor-type="paragraph" draw:z-index="2" draw:name="Forma1_1" draw:style-name="gr1" draw:text-style-name="P78" svg:x1="6.142cm" svg:y1="0.327cm" svg:x2="7.657cm" svg:y2="0.327cm"><text:p/></draw:line>ref a VT_<text:span text:style-name="T11">C</text:span></text:p>
                </table:table-cell>
              </table:table-row>
              <table:table-row table:style-name="TableLine2045927569440">
                <table:table-cell table:style-name="Tabla15.A3" office:value-type="string">
                  <text:p text:style-name="P35">int v1</text:p>
                </table:table-cell>
              </table:table-row>
              <table:table-row table:style-name="TableLine2045927575152">
                <table:table-cell table:style-name="Tabla15.A4" office:value-type="string">
                  <text:p text:style-name="P35">int v2</text:p>
                </table:table-cell>
              </table:table-row>
              <table:table-row table:style-name="TableLine2045927571344">
                <table:table-cell table:style-name="Tabla15.A5" office:value-type="string">
                  <text:p text:style-name="P52">int max</text:p>
                </table:table-cell>
              </table:table-row>
              <table:table-row table:style-name="TableLine2045927570800">
                <table:table-cell table:style-name="Tabla15.A6" office:value-type="string">
                  <text:p text:style-name="P54">B v3</text:p>
                </table:table-cell>
              </table:table-row>
            </table:table>
            <text:p text:style-name="P31"/>
          </table:table-cell>
          <table:table-cell table:style-name="Tabla14.A1" office:value-type="string">
            <text:p text:style-name="P31"/>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59">VT de <text:span text:style-name="T9">C</text:span></text:p>
                </table:table-cell>
              </table:table-row>
              <table:table-row table:style-name="TableLine2045927570528">
                <table:table-cell table:style-name="Tabla16.A4" office:value-type="string">
                  <text:p text:style-name="P39">ref a init() (en <text:span text:style-name="T9">C</text:span>)<text:span text:style-name="T8">(redefinición)</text:span></text:p>
                </table:table-cell>
              </table:table-row>
              <table:table-row table:style-name="TableLine2045927567808">
                <table:table-cell table:style-name="Tabla16.A4" office:value-type="string">
                  <text:p text:style-name="P39">ref a m1() (en <text:span text:style-name="T9">C</text:span>)<text:span text:style-name="T8">(</text:span><text:span text:style-name="T9">redefinición</text:span><text:span text:style-name="T8">)</text:span></text:p>
                </table:table-cell>
              </table:table-row>
              <table:table-row table:style-name="TableLine2045927570256">
                <table:table-cell table:style-name="Tabla16.A4" office:value-type="string">
                  <text:p text:style-name="P39">ref a m2(<text:span text:style-name="T1">int x, int y</text:span>) (en A)<text:span text:style-name="T8">(herencia)</text:span></text:p>
                </table:table-cell>
              </table:table-row>
              <table:table-row table:style-name="TableLine2045927580320">
                <table:table-cell table:style-name="Tabla16.A5" office:value-type="string">
                  <text:p text:style-name="P52">ref a m2(int x) (en B)(<text:span text:style-name="T9">herencia</text:span>)</text:p>
                </table:table-cell>
              </table:table-row>
            </table:table>
            <text:p text:style-name="P31"/>
          </table:table-cell>
        </table:table-row>
      </table:table>
      <text:p text:style-name="P9"/>
      <text:p text:style-name="P9"/>
      <table:table table:name="Tabla17" table:style-name="Tabla17">
        <table:table-column table:style-name="Tabla17.A"/>
        <table:table-row table:style-name="Tabla17.1">
          <table:table-cell table:style-name="Tabla17.A1" office:value-type="string">
            <text:p text:style-name="P66">RA de init() de <text:span text:style-name="T9">C</text:span></text:p>
          </table:table-cell>
        </table:table-row>
        <table:table-row table:style-name="TableLine2045927575696">
          <table:table-cell table:style-name="Tabla17.A3" office:value-type="string">
            <text:p text:style-name="P45">Ptro. de Retorno: &lt;dirección_de_memoria_C_para_PC&gt;</text:p>
          </table:table-cell>
        </table:table-row>
        <table:table-row table:style-name="TableLine2045927565088">
          <table:table-cell table:style-name="Tabla17.A3" office:value-type="string">
            <text:p text:style-name="P45">Enlace Dinámico: &lt;<text:span text:style-name="T2">dirección_de_memoria_D_que_referencia_a_la_base_del_RA_de_unidad_llamadora</text:span>&gt;</text:p>
          </table:table-cell>
        </table:table-row>
        <table:table-row table:style-name="TableLine2045927573248">
          <table:table-cell table:style-name="Tabla17.A4" office:value-type="string">
            <text:p text:style-name="P45">this: <text:span text:style-name="T2">ref a INST de </text:span><text:span text:style-name="T9">C</text:span><text:span text:style-name="T2"> </text:span></text:p>
          </table:table-cell>
        </table:table-row>
      </table:table>
      <text:p text:style-name="P17"/>
      <text:p text:style-name="P19"/>
      <table:table table:name="Tabla18" table:style-name="Tabla18">
        <table:table-column table:style-name="Tabla18.A"/>
        <table:table-row table:style-name="Tabla18.1">
          <table:table-cell table:style-name="Tabla18.A1" office:value-type="string">
            <text:p text:style-name="P67">RA de <text:span text:style-name="T4">m1</text:span>() de <text:span text:style-name="T10">C</text:span></text:p>
          </table:table-cell>
        </table:table-row>
        <table:table-row table:style-name="TableLine2045927574064">
          <table:table-cell table:style-name="Tabla18.A3" office:value-type="string">
            <text:p text:style-name="P46">Ptro. de Retorno: &lt;dirección_de_memoria_C_para_PC&gt;</text:p>
          </table:table-cell>
        </table:table-row>
        <table:table-row table:style-name="TableLine2045927574608">
          <table:table-cell table:style-name="Tabla18.A3" office:value-type="string">
            <text:p text:style-name="P46">Enlace Dinámico: &lt;<text:span text:style-name="T2">dirección_de_memoria_D_que_referencia_a_la_base_del_RA_de_unidad_llamadora</text:span>&gt;</text:p>
          </table:table-cell>
        </table:table-row>
        <table:table-row table:style-name="TableLine2045927575968">
          <table:table-cell table:style-name="Tabla18.A4" office:value-type="string">
            <text:p text:style-name="P46">this: <text:span text:style-name="T2">ref a INST de </text:span><text:span text:style-name="T10">C</text:span></text:p>
          </table:table-cell>
        </table:table-row>
      </table:table>
      <text:p text:style-name="P19"/>
      <table:table table:name="Tabla19" table:style-name="Tabla19">
        <table:table-column table:style-name="Tabla19.A"/>
        <table:table-row table:style-name="Tabla19.1">
          <table:table-cell table:style-name="Tabla19.A1" office:value-type="string">
            <text:p text:style-name="P66">RA de <text:span text:style-name="T4">m</text:span><text:span text:style-name="T6">2</text:span>(<text:span text:style-name="T8">int x, int y</text:span>) de <text:span text:style-name="T8">A</text:span></text:p>
          </table:table-cell>
        </table:table-row>
        <table:table-row table:style-name="TableLine2045927576784">
          <table:table-cell table:style-name="Tabla19.A2" office:value-type="string">
            <text:p text:style-name="P52">(definido en A)</text:p>
          </table:table-cell>
        </table:table-row>
      </table:table>
      <text:p text:style-name="P17"/>
      <text:p text:style-name="P17"/>
      <table:table table:name="Tabla20" table:style-name="Tabla20">
        <table:table-column table:style-name="Tabla20.A"/>
        <table:table-row table:style-name="Tabla20.1">
          <table:table-cell table:style-name="Tabla20.A1" office:value-type="string">
            <text:p text:style-name="P66">RA de <text:span text:style-name="T8">m2</text:span>(<text:span text:style-name="T8">int x</text:span>) de <text:span text:style-name="T8">B</text:span></text:p>
          </table:table-cell>
        </table:table-row>
        <table:table-row table:style-name="TableLine2045927582768">
          <table:table-cell table:style-name="Tabla20.A2" office:value-type="string">
            <text:p text:style-name="P55">(definido en B)</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text:p>
      <table:table table:name="Tabla21" table:style-name="Tabla21">
        <table:table-column table:style-name="Tabla21.A"/>
        <table:table-column table:style-name="Tabla21.B"/>
        <table:table-column table:style-name="Tabla21.C"/>
        <table:table-row table:style-name="TableLine2045927597456">
          <table:table-cell table:style-name="Tabla21.A1" office:value-type="string">
            <table:table table:name="Tabla22" table:style-name="Tabla22">
              <table:table-column table:style-name="Tabla22.A"/>
              <table:table-row table:style-name="Tabla22.1">
                <table:table-cell table:style-name="Tabla22.A1" office:value-type="string">
                  <text:p text:style-name="P60">INST de <text:span text:style-name="T12">Principal</text:span></text:p>
                </table:table-cell>
              </table:table-row>
              <table:table-row table:style-name="TableLine2045927589296">
                <table:table-cell table:style-name="Tabla22.A2" office:value-type="string">
                  <text:p text:style-name="P36">ref a VT_A</text:p>
                </table:table-cell>
              </table:table-row>
            </table:table>
            <text:p text:style-name="P32"/>
          </table:table-cell>
          <table:table-cell table:style-name="Tabla21.A1" office:value-type="string">
            <text:p text:style-name="P32"/>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60">VT de <text:span text:style-name="T12">Principal</text:span></text:p>
                </table:table-cell>
              </table:table-row>
            </table:table>
            <text:p text:style-name="P32"/>
          </table:table-cell>
        </table:table-row>
      </table:table>
      <text:p text:style-name="P10"><draw:line text:anchor-type="paragraph" draw:z-index="3" draw:name="Forma1_2" draw:style-name="gr1" draw:text-style-name="P78" svg:x1="7.877cm" svg:y1="0.508cm" svg:x2="9.392cm" svg:y2="0.508cm"><text:p/></draw:line></text:p>
      <text:p text:style-name="P10"/>
      <table:table table:name="Tabla24" table:style-name="Tabla24">
        <table:table-column table:style-name="Tabla24.A"/>
        <table:table-row table:style-name="Tabla24.1">
          <table:table-cell table:style-name="Tabla24.A1" office:value-type="string">
            <text:p text:style-name="P68">RA de <text:span text:style-name="T12">main</text:span>() de <text:span text:style-name="T12">Principal</text:span></text:p>
          </table:table-cell>
        </table:table-row>
        <table:table-row table:style-name="TableLine2045927596912">
          <table:table-cell table:style-name="Tabla24.A3" office:value-type="string">
            <text:p text:style-name="P47">Ptro. de Retorno: &lt;dirección_de_memoria_C_para_PC&gt;</text:p>
          </table:table-cell>
        </table:table-row>
        <table:table-row table:style-name="TableLine2045927587664">
          <table:table-cell table:style-name="Tabla24.A3" office:value-type="string">
            <text:p text:style-name="P47">Enlace Dinámico: &lt;<text:span text:style-name="T2">dirección_de_memoria_D_que_referencia_a_la_base_del_RA_de_unidad_llamadora</text:span>&gt;</text:p>
          </table:table-cell>
        </table:table-row>
        <table:table-row table:style-name="TableLine2045927592016">
          <table:table-cell table:style-name="Tabla24.A4" office:value-type="string">
            <text:p text:style-name="P56">parámetro formal args: #Valor</text:p>
          </table:table-cell>
        </table:table-row>
        <table:table-row table:style-name="TableLine2045927582496">
          <table:table-cell table:style-name="Tabla24.A5" office:value-type="string">
            <text:p text:style-name="P56">variable local oA: #Valor</text:p>
          </table:table-cell>
        </table:table-row>
        <table:table-row table:style-name="TableLine2045927592560">
          <table:table-cell table:style-name="Tabla24.A6" office:value-type="string">
            <text:p text:style-name="P56">variable local x1: #Valor</text:p>
          </table:table-cell>
        </table:table-row>
        <table:table-row table:style-name="TableLine2045927584672">
          <table:table-cell table:style-name="Tabla24.A7" office:value-type="string">
            <text:p text:style-name="P56">variable local x2: #Valor</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span text:style-name="T25">6</text:span><text:span text:style-name="T29">b</text:span>.</text:p>
      <text:p text:style-name="P21">De forma intuitiva la traducción para el comportamiento del ciclo <text:span text:style-name="T13">while</text:span><text:span text:style-name="T18"> que se implementa en el metodo m1 de la clase A, fundamentalmente fue utilizando la instruccio </text:span><text:span text:style-name="T13">jump.</text:span></text:p>
      <text:p text:style-name="P21"><text:span text:style-name="T18">El flujo de ejecución se encuentra primero con el cuerpo del ciclo </text:span><text:span text:style-name="T13">while, </text:span><text:span text:style-name="T18">y seguido del cuerpo, la condición.</text:span></text:p>
      <text:p text:style-name="P23"/>
      <text:p text:style-name="P22"><text:span text:style-name="T19">Por la semántica del ciclo </text:span><text:span text:style-name="T14">while, </text:span><text:span text:style-name="T19">lo primero que queremos hacer es chequear la condición de iteración antes de ejecutar el cuerpo. Es por eso que la traducción realiza la instrucción </text:span><text:span text:style-name="T21">Jump</text:span><text:span text:style-name="T22"> </text:span><text:span text:style-name="T24">PC</text:span><text:span text:style-name="T22">+5.</text:span></text:p>
      <text:p text:style-name="P22"><text:span text:style-name="T19">Luego se ejecuta la expresión de condición, la cuál salta al cuerpo del </text:span><text:span text:style-name="T14">while</text:span><text:span text:style-name="T19"> si la condición se cumple, con la instrucción </text:span><text:span text:style-name="T21">JumpT</text:span><text:span text:style-name="T22"> </text:span><text:span text:style-name="T24">pc</text:span><text:span text:style-name="T22">-4, &lt;</text:span><text:span text:style-name="T23">condicion&gt;.</text:span></text:p>
      <text:p text:style-name="P23"/>
      <text:p text:style-name="P23">De esta manera la proxima instrucción al finalizar la ejecución del cuerpo del <text:span text:style-name="T13">while, </text:span>es la expresión de condicion. </text:p>
      <text:p text:style-name="P69"/>
      <text:p text:style-name="P69">Obs: Ésta no es la única manera de traducir un ciclo while. Por ejemplo, la expresión de condición podría estar antes del cuerpo del while, y la proxima instrucción luego del cuerpo del while sería un jump a la expresion de condición.</text:p>
      <text:p text:style-name="P70"/>
      <text:p text:style-name="P70">Dicha expresion de condición, al tratarse de un jump, debería funcionar con el valor booleano contrario al resultante de evaluar la condición: Saltear el cuerpo del metodo si la condicion no se cumple, y continuar con el flujo secuencial de ejecución si la ejecución se cumple.</text:p>
      <text:p text:style-name="P70"/>
      <text:p text:style-name="P24"><text:span text:style-name="T13">Jump &lt;a algun lado&gt; , </text:span><text:span text:style-name="T15">!</text:span><text:span text:style-name="T13">&lt;condicion&gt; </text:span><text:span text:style-name="T27">(xq en realidad si se cumple &lt;condicion&gt; no queres saltar a ningun lado)</text:span><text:span text:style-name="T13"><text:line-break/>&lt; .</text:span></text:p>
      <text:p text:style-name="P70"><text:s text:c="5"/>.</text:p>
      <text:p text:style-name="P70"><text:s text:c="5"/>.</text:p>
      <text:p text:style-name="P70"><text:s text:c="4"/>.</text:p>
      <text:p text:style-name="P70">&gt;</text:p>
      <text:p text:style-name="P24"><text:span text:style-name="T13">&lt;</text:span><text:span text:style-name="T15">Proxima instruccion</text:span><text:span text:style-name="T13">&gt;</text:span></text:p>
      <text:p text:style-name="P69"/>
      <text:p text:style-name="P23"/>
      <text:p text:style-name="P23"/>
      <text:p text:style-name="P23"/>
      <text:p text:style-name="P24">6<text:span text:style-name="T29">c</text:span>.</text:p>
      <text:p text:style-name="P25">Una de las complicaciónes fue tener en cuenta que metodo tiene dos <text:span text:style-name="T13">return </text:span>implementados. </text:p>
      <text:p text:style-name="P25">La traducción de la sentencia <text:span text:style-name="T13">if</text:span> fue traducida con la misma intuición que el ciclo <text:span text:style-name="T13">while </text:span>anteriór: <text:line-break/>Primero la expresion de conidición, y luego el cuerpo del if. <text:line-break/><text:span text:style-name="T13">Para este caso, la instrucción jump realiza un salto si </text:span><text:span text:style-name="T15">no</text:span><text:span text:style-name="T16"> se cumple la condición. Esto fue traducido haciendo uso del operador </text:span><text:span text:style-name="T15">! </text:span><text:span text:style-name="T16">proporcionado por simplesem.</text:span></text:p>
      <text:p text:style-name="P24"/>
      <text:p text:style-name="P26">Luego otra complicación o algo a tener en cuenta fue que nos encontrabamos con una recursión.</text:p>
      <text:p text:style-name="P26">Aunque este comportamiento es igual que el de cualquier invocacion a un metodo.</text:p>
      <text:p text:style-name="P26"/>
      <text:p text:style-name="P26">6d.</text:p>
      <text:p text:style-name="P26">La complicacion para esta instrucción es que el valor que se le asigna a <text:span text:style-name="T13">v1 </text:span>es el resultado de multiples llamadas a métodos. <text:line-break/>Por lo que intuitivamente, optamos por realizar las invocaciónes a los métodos desde adentro hacia afuera, para que cada resultado de salida, sea el valor de entrada para el proximo método. </text:p>
      <text:p text:style-name="P26"/>
      <text:p text:style-name="P28"><text:span text:style-name="T20"><text:s/></text:span><text:span text:style-name="T22">v1 = v1+</text:span><text:span text:style-name="T24">this</text:span><text:span text:style-name="T22">.</text:span><text:span text:style-name="T30">m2</text:span><text:span text:style-name="T22">(</text:span><text:span text:style-name="T31">5</text:span><text:span text:style-name="T22">+</text:span><text:span text:style-name="T32">v3</text:span><text:span text:style-name="T22">.</text:span><text:span text:style-name="T30">m2</text:span><text:span text:style-name="T22">(v1,v2)).</text:span></text:p>
      <text:p text:style-name="P26"><text:soft-page-break/>Se tradujo m2(v1,v2). Este metodo retorna un valor, para el cual se deja un espacio en memoria y que luego le sumamos <text:span text:style-name="T26">5.</text:span><text:span text:style-name="T28"> Con ese resultado parcial, invocamos al segundo metodo que es </text:span><text:span text:style-name="T16">this.m2(valor)</text:span></text:p>
      <text:p text:style-name="P71"/>
      <text:p text:style-name="P27"><text:span text:style-name="T28">Nuevamente, ese metodo retorna un valor, el cual luego le sumamos el valor actual de </text:span><text:span text:style-name="T16">v1 </text:span><text:span text:style-name="T28">y luego se le asigna ese resultado, a la variable</text:span><text:span text:style-name="T16"> v1 </text:span><text:span text:style-name="T28">del obje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6"><text:soft-page-break/>7a.<text:line-break/>La manera de chequear referencias nulas para esta traducción consiste en setear en los espacios de memoria que referencian objetos en el heap, pero que no han sido aún instanciados, el valor negativo <text:span text:style-name="T26">-1</text:span></text:p>
      <text:p text:style-name="P76"><text:span text:style-name="T26"/></text:p>
      <text:p text:style-name="P72">Este valor nos indica entonces en nuestra traducción que ese espacio de memoria todavía no referencia ningun objeto en el heap. </text:p>
      <text:p text:style-name="P72">De esta manera, cada vez que realicemos la traducción de instrucciónes que requieran que el objeto esté previamente instanciado, antes de ejecutar el salto al código de dicha instrucción, se realiza el chequeo previo: </text:p>
      <text:p text:style-name="P72"><text:tab/>Si el espacio de memoria que referencia al objeto que esta recibiendo el mensaje, contiene <text:tab/>un -1 significa que estamos pidiendole un servicio a un punto nulo. </text:p>
      <text:p text:style-name="P72"/>
      <text:p text:style-name="P72">Esta traducción entonces realiza dos grandes modificaciones</text:p>
      <text:list xml:id="list435773223" text:style-name="L1">
        <text:list-item>
          <text:p text:style-name="P73">Por un lado, en el momento donde se deja un espacio para referenciar proximamente un objeto en la memoria heap, se le asigna el valor -1 para indicar que aún no hace referencia a ningun objeto (no ha sido instanciado aún). <text:line-break/>Esto tambien cuenta para las variables en la memoria heap, que pueden también hacer referencia a algun objeto en la memoria heap (como es la variable <text:span text:style-name="T26">v3</text:span> de la clase C).</text:p>
        </text:list-item>
        <text:list-item>
          <text:p text:style-name="P73">Se agrega un chequeo, precisamente un jump al código agregado con etiqueta<text:span text:style-name="T13"> null. </text:span>El código imprime por pantalla el codigo de error<text:span text:style-name="T26"> -1</text:span> que hace referencia al acceso a un punto nulo.</text:p>
          <text:p text:style-name="P73">Entonces este chequeo verifica que el objeto <text:span text:style-name="T13">this</text:span> esté inicializado. </text:p>
        </text:list-item>
      </text:list>
      <text:p text:style-name="P72"/>
      <text:p text:style-name="P72">Obs: Para las instrucciónes de tipo <text:span text:style-name="T13">super o </text:span>tipo <text:span text:style-name="T13">this,</text:span> el chequeo no se realiza porque se supone que déntro del código que ejecuta un super o un this, hace referencia a sí mismo. Es decir, entendemos que el objeto this existe porque es justamente el objeto que contiene el código en ejecucion.</text:p>
      <text:p text:style-name="P72"/>
      <text:p text:style-name="P72"/>
      <text:p text:style-name="P74">Me queda implementar esto:</text:p>
      <text:p text:style-name="P74">El <text:span text:style-name="T33">7c</text:span></text:p>
      <text:p text:style-name="P74"><text:tab/>int valor = 11;</text:p>
      <text:p text:style-name="P74"><text:tab/>String result = (valor &gt; 8) ? "true" : "false"; no puede ser un string</text:p>
      <text:p text:style-name="P74"/>
      <text:p text:style-name="P74"><text:tab/>Intuitivamente, sería algo asi: <text:span text:style-name="T13">chequeado x Martin y Cristian jaja</text:span></text:p>
      <text:p text:style-name="P74"/>
      <text:p text:style-name="P74"><text:tab/>jumpT etiq1 , (valor&gt;8)</text:p>
      <text:p text:style-name="P74"><text:tab/>result = false</text:p>
      <text:p text:style-name="P74"><text:tab/>jump (etiq1) + 1</text:p>
      <text:p text:style-name="P74"><text:tab/>etiq1: result = true</text:p>
      <text:p text:style-name="P74"/>
      <text:p text:style-name="P74">y el <text:span text:style-name="T33">7e </text:span><text:span text:style-name="T34"><text:s/></text:span><text:span text:style-name="T17">tambien chequeado x los pibe: </text:span></text:p>
      <text:p text:style-name="P74"><text:span text:style-name="T33"/></text:p>
      <text:p text:style-name="P77"><text:tab/>por ejemplo m2 de B: </text:p>
      <text:p text:style-name="P77"><text:tab/>if(x &lt; 10 | max == 1)</text:p>
      <text:p text:style-name="P77"/>
      <text:p text:style-name="P77"><text:tab/>JumpT etiq1 , x &lt; 10</text:p>
      <text:p text:style-name="P77"><text:tab/>JumpT etiq1 , max == 1</text:p>
      <text:p text:style-name="P77"><text:tab/>etiq1: &lt;cuerpo del if&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6H53M31S</meta:editing-duration>
    <meta:editing-cycles>20</meta:editing-cycles>
    <meta:generator>LibreOffice/7.1.2.2$Windows_X86_64 LibreOffice_project/8a45595d069ef5570103caea1b71cc9d82b2aae4</meta:generator>
    <dc:date>2021-06-29T17:45:30.585000000</dc:date>
    <meta:document-statistic meta:table-count="24" meta:image-count="0" meta:object-count="0" meta:page-count="8" meta:paragraph-count="132" meta:word-count="1285" meta:character-count="7649" meta:non-whitespace-character-count="6455"/>
    <meta:template xlink:type="simple" xlink:actuate="onRequest" xlink:title="plantilla" xlink:href="../../../../../../../AppData/Roaming/LibreOffice/4/user/template/plantilla.ott" meta:date="2021-06-09T20:54:04.419000000"/>
  </office:meta>
</office:document-meta>
</file>